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4H08M00S" calcext:value-type="time">
            <text:p>104:0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9H40M00S" calcext:value-type="time">
            <text:p>19:40:00</text:p>
          </table:table-cell>
          <table:table-cell table:style-name="Default"/>
          <table:table-cell/>
          <table:table-cell table:formula="of:=[.C76]-[.B76]" office:value-type="time" office:time-value="-PT19H40M00S" calcext:value-type="time">
            <text:p>-19:4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7]-[.B7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7:19:36.1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21T19:38:54.859000000</dc:date>
    <meta:editing-duration>P8DT17H14M36S</meta:editing-duration>
    <meta:editing-cycles>177</meta:editing-cycles>
    <meta:generator>LibreOffice/7.2.5.2$Windows_X86_64 LibreOffice_project/499f9727c189e6ef3471021d6132d4c694f357e5</meta:generator>
    <meta:document-statistic meta:table-count="1" meta:cell-count="386" meta:object-count="0"/>
  </office:meta>
</office:document-meta>
</file>